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94bc" officeooo:paragraph-rsid="000494bc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myclick() {</text:p>
      <text:p text:style-name="P1"><text:tab/>//隐藏元素</text:p>
      <text:p text:style-name="P1"><text:tab/>//$("#mydiv").hide("slow");</text:p>
      <text:p text:style-name="P1"><text:tab/> //$("#mydiv").hide(1000);</text:p>
      <text:p text:style-name="P1"><text:tab/> $("#mydiv").slideUp("slow");</text:p>
      <text:p text:style-name="P1">}</text:p>
      <text:p text:style-name="P1"><text:s/>function myshow() {</text:p>
      <text:p text:style-name="P1"><text:tab/><text:tab/>//展示</text:p>
      <text:p text:style-name="P1"><text:tab/><text:tab/>//$("#mydiv").show("slow");</text:p>
      <text:p text:style-name="P1"><text:tab/> //$("#mydiv").show(1000);</text:p>
      <text:p text:style-name="P1"><text:tab/> $("#mydiv").slideDown("slow");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3</meta:editing-cycles>
    <meta:generator>LibreOffice/5.3.0.3$Windows_X86_64 LibreOffice_project/7074905676c47b82bbcfbea1aeefc84afe1c50e1</meta:generator>
    <dc:date>2018-04-02T17:36:24.481000000</dc:date>
    <meta:document-statistic meta:table-count="0" meta:image-count="0" meta:object-count="0" meta:page-count="1" meta:paragraph-count="12" meta:word-count="22" meta:character-count="229" meta:non-whitespace-character-count="209"/>
    <meta:user-defined meta:name="Info 1"/>
    <meta:user-defined meta:name="Info 2"/>
    <meta:user-defined meta:name="Info 3"/>
    <meta:user-defined meta:name="Info 4"/>
  </office:meta>
</office:document-meta>
</file>